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568" officeooo:paragraph-rsid="00140568"/>
    </style:style>
    <style:style style:name="T1" style:family="text">
      <style:text-properties officeooo:rsid="00141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e aprendendo git, <text:span text:style-name="T1">acho que agora vai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5T12:04:21.440000000</dc:date>
    <meta:editing-duration>PT3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8" meta:character-count="48" meta:non-whitespace-character-count="41"/>
  </office:meta>
</office:document-meta>
</file>